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/>
      <text:p text:style-name="Standard"/>
      <text:p text:style-name="Standard">//Sinif nesnelerinin tanimlanmasi.</text:p>
      <text:p text:style-name="Standard">//bircok programlama dilinde sinif nesneleri dinamik turden oluyor.</text:p>
      <text:p text:style-name="Standard">//C++'da ise dinamik otomatik omurlu .. gibi turleri olabilir. default olarak otomatik omurlu tur olusur.</text:p>
      <text:p text:style-name="Standard">//otomatik omurlu nesne bildiriminin basladıgı yerden o scopun bittigi yere kadar devam eder.</text:p>
      <text:p text:style-name="Standard">//static omurlu nesne ise programin basladigi yerden itibaren sonuna kadar devam eden nesnedir.</text:p>
      <text:p text:style-name="Standard"/>
      <text:p text:style-name="Standard">//bir sinifin nesnesinin hayata gelmesini saglayan uye fonksiyona constructor denir. O nesneyi kullanilir kılan constructor denir.</text:p>
      <text:p text:style-name="Standard">//hayatinin sona ermesini saglayan uye fonksiyona ise destructor denir.</text:p>
      <text:p text:style-name="Standard"/>
      <text:p text:style-name="Standard">//Constructor'in geri donus degeri yoktur. void func(int) bu anlama gelmez. void degildir yani. direkt geri donus kavrami yoktur.</text:p>
      <text:p text:style-name="Standard">//Constructor calisti ama nesne dunyaya gelmemesi gibi bir durum soz konusu degildir.</text:p>
      <text:p text:style-name="Standard">//Constructor'in ismiyle sinifin ismi ayni olmak zorundadir. </text:p>
      <text:p text:style-name="Standard">//Constructor overload edilebilir. </text:p>
      <text:p text:style-name="Standard"/>
      <text:p text:style-name="Standard"/>
      <text:p text:style-name="Standard">class Data{</text:p>
      <text:p text:style-name="Standard"><text:s text:c="4"/>public:</text:p>
      <text:p text:style-name="Standard"><text:s text:c="8"/>Data();</text:p>
      <text:p text:style-name="Standard"><text:s text:c="8"/>Data(int);</text:p>
      <text:p text:style-name="Standard"><text:s text:c="8"/>Data(int, int); //burada overloading resulationa gore bir cozumleme yapilacaktir.</text:p>
      <text:p text:style-name="Standard">}</text:p>
      <text:p text:style-name="Standard"/>
      <text:p text:style-name="Standard">//Constructor private olabilir. Ama Constructor degiskenlerine bu durumda erisim yoktur. </text:p>
      <text:p text:style-name="Standard"/>
      <text:p text:style-name="Standard">class Data{</text:p>
      <text:p text:style-name="Standard"><text:s text:c="4"/>public:</text:p>
      <text:p text:style-name="Standard"><text:s text:c="8"/>Data()const; //constructor const olamaz.</text:p>
      <text:p text:style-name="Standard">}</text:p>
      <text:p text:style-name="Standard"/>
      <text:p text:style-name="Standard">class Data{</text:p>
      <text:p text:style-name="Standard"><text:s text:c="4"/>public:</text:p>
      <text:p text:style-name="Standard"><text:s text:c="8"/>Data(int x);</text:p>
      <text:p text:style-name="Standard">}</text:p>
      <text:p text:style-name="Standard"/>
      <text:p text:style-name="Standard">Data::Data(int x)</text:p>
      <text:p text:style-name="Standard">{</text:p>
      <text:p text:style-name="Standard"><text:s text:c="4"/>//constructor fonksiyonun tanimi. </text:p>
      <text:p text:style-name="Standard">}</text:p>
      <text:p text:style-name="Standard"/>
      <text:p text:style-name="Standard">class Data{</text:p>
      <text:p text:style-name="Standard"><text:s text:c="4"/>int x;</text:p>
      <text:p text:style-name="Standard"><text:s text:c="4"/>public </text:p>
      <text:p text:style-name="Standard"><text:s text:c="8"/>Data(); //non-static fonksiyondur. default construvtor olabilmesi icin ya arguman almayacak ya da default arguman degeri alacak.</text:p>
      <text:p text:style-name="Standard"><text:s text:c="8"/>Data(int);</text:p>
      <text:p text:style-name="Standard"><text:s text:c="8"/>void func();</text:p>
      <text:p text:style-name="Standard"><text:soft-page-break/>}</text:p>
      <text:p text:style-name="Standard"/>
      <text:p text:style-name="Standard">int main()</text:p>
      <text:p text:style-name="Standard">{</text:p>
      <text:p text:style-name="Standard"><text:s text:c="4"/>Data mydata; // . operatorü ile cagiralamaz.</text:p>
      <text:p text:style-name="Standard">}</text:p>
      <text:p text:style-name="Standard">//special member functions-- siniflarin ozel fonksiyonlaridir. Belirli kosullar altinda derleyici kodunu yazabiliyor.</text:p>
      <text:p text:style-name="Standard"><text:s text:c="4"/>//deafult constructor</text:p>
      <text:p text:style-name="Standard"><text:s text:c="4"/>//destructor</text:p>
      <text:p text:style-name="Standard"><text:s text:c="4"/>//copy constructor</text:p>
      <text:p text:style-name="Standard"><text:s text:c="4"/>//move constructor</text:p>
      <text:p text:style-name="Standard"><text:s text:c="4"/>//copy assigment</text:p>
      <text:p text:style-name="Standard">//sinifa bir constructor bildirilse derleyici default olarak yazmaz. </text:p>
      <text:p text:style-name="Standard">//constructor ile sinif kullanılabilir bir varlik haline getiriyor.</text:p>
      <text:p text:style-name="Standard"/>
      <text:p text:style-name="Standard">//destructor da geri donus kavrami olmayan ve sinif ismiyle aynidir ancak onune tilda gelmesidir.</text:p>
      <text:p text:style-name="Standard">//overload edilemez ve parametresi yoktur. yani sinif icinde sadece bir kez bildirilebilir. </text:p>
      <text:p text:style-name="Standard">//ya olacak ya olacak. Eger biz yazarsak bizim yazdigimiz destructor kullanilir ancak yazmazsak default olarak derleyici yazacak.</text:p>
      <text:p text:style-name="Standard">//derleyici yazarsa soyle bir destructor yazar </text:p>
      <text:p text:style-name="Standard">tilda Data ()</text:p>
      <text:p text:style-name="Standard">{</text:p>
      <text:p text:style-name="Standard"><text:s text:c="4"/></text:p>
      <text:p text:style-name="Standard">}</text:p>
      <text:p text:style-name="Standard"/>
      <text:p text:style-name="Standard">//constructor ve destructor ne zaman cagirilir.</text:p>
      <text:p text:style-name="Standard">class Data{</text:p>
      <text:p text:style-name="Standard"><text:s text:c="4"/>public:</text:p>
      <text:p text:style-name="Standard"><text:s text:c="8"/>Data()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Data mydata; //default inilization. eger constructor yoksa default constructor cagirilir.</text:p>
      <text:p text:style-name="Standard"><text:s text:c="4"/>int mx;</text:p>
      <text:p text:style-name="Standard">}</text:p>
      <text:p text:style-name="Standard"/>
      <text:p text:style-name="Standard">#include &lt;iostream&gt;</text:p>
      <text:p text:style-name="Standard"/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};</text:p>
      <text:p text:style-name="Standard"/>
      <text:p text:style-name="Standard">int main()</text:p>
      <text:p text:style-name="Standard">{</text:p>
      <text:p text:style-name="Standard"><text:s text:c="4"/>Data mydata; //burada cikti da nesnenin pointer degeri cikar bu da constructor cagirildigi gorulur.</text:p>
      <text:p text:style-name="Standard"><text:s text:c="4"/></text:p>
      <text:p text:style-name="Standard"><text:soft-page-break/>}</text:p>
      <text:p text:style-name="Standard"/>
      <text:p text:style-name="Standard">//destructor nesnenin omrunun yerde destructor omru sona erer.</text:p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<text:s text:c="8"/>~Data()</text:p>
      <text:p text:style-name="Standard"><text:s text:c="8"/>{</text:p>
      <text:p text:style-name="Standard"><text:s text:c="12"/>std::cout&lt;&lt;"destructor calisti."</text:p>
      <text:p text:style-name="Standard"><text:s text:c="8"/>}</text:p>
      <text:p text:style-name="Standard">};</text:p>
      <text:p text:style-name="Standard"/>
      <text:p text:style-name="Standard">void foo()</text:p>
      <text:p text:style-name="Standard">{</text:p>
      <text:p text:style-name="Standard"><text:s text:c="4"/>Data mydata;</text:p>
      <text:p text:style-name="Standard">}</text:p>
      <text:p text:style-name="Standard"/>
      <text:p text:style-name="Standard">int main()</text:p>
      <text:p text:style-name="Standard">{</text:p>
      <text:p text:style-name="Standard"><text:s text:c="3"/>foo(); //cikti da sirasiyla cons ve destructor çalişir. cunku fonksiyonun omru bitince nesnenin omru biter ve calisir.</text:p>
      <text:p text:style-name="Standard"><text:s text:c="3"/>foo();</text:p>
      <text:p text:style-name="Standard"><text:s text:c="3"/>foo();</text:p>
      <text:p text:style-name="Standard">}</text:p>
      <text:p text:style-name="Standard"/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<text:s text:c="8"/>~Data()</text:p>
      <text:p text:style-name="Standard"><text:s text:c="8"/>{</text:p>
      <text:p text:style-name="Standard"><text:s text:c="12"/>std::cout&lt;&lt;"destructor calisti."&lt;&lt;;</text:p>
      <text:p text:style-name="Standard"><text:s text:c="8"/>}</text:p>
      <text:p text:style-name="Standard">};</text:p>
      <text:p text:style-name="Standard"/>
      <text:p text:style-name="Standard">void foo()</text:p>
      <text:p text:style-name="Standard">{</text:p>
      <text:p text:style-name="Standard"><text:s text:c="4"/>Data mydata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a[10];</text:p>
      <text:p text:style-name="Standard"><text:s text:c="4"/>std::cout&lt;&lt;"main calisiyor"&lt;&lt;;//10 constructor ve destructor calisir ve en son bu kisim calistirilir.</text:p>
      <text:p text:style-name="Standard">}</text:p>
      <text:p text:style-name="Standard"/>
      <text:p text:style-name="Standard"/>
      <text:p text:style-name="Standard"><text:soft-page-break/>//global degiskenler bir nesne cagirilirsa:</text:p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<text:s text:c="8"/>~Data()</text:p>
      <text:p text:style-name="Standard"><text:s text:c="8"/>{</text:p>
      <text:p text:style-name="Standard"><text:s text:c="12"/>std::cout&lt;&lt;"destructor calisti."&lt;&lt;;</text:p>
      <text:p text:style-name="Standard"><text:s text:c="8"/>}</text:p>
      <text:p text:style-name="Standard">};</text:p>
      <text:p text:style-name="Standard"/>
      <text:p text:style-name="Standard">Data giresun;</text:p>
      <text:p text:style-name="Standard"/>
      <text:p text:style-name="Standard">int main()</text:p>
      <text:p text:style-name="Standard">{</text:p>
      <text:p text:style-name="Standard"><text:s text:c="4"/></text:p>
      <text:p text:style-name="Standard"><text:s text:c="4"/>std::cout&lt;&lt;"main calisiyor"&lt;&lt;;//en son destructor devreye girer.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9:51:50.683310240</meta:creation-date>
    <meta:generator>LibreOffice/6.0.7.3$Linux_X86_64 LibreOffice_project/00m0$Build-3</meta:generator>
    <dc:date>2020-07-03T22:26:08.912613175</dc:date>
    <meta:editing-duration>PT1H6M6S</meta:editing-duration>
    <meta:editing-cycles>3</meta:editing-cycles>
    <meta:document-statistic meta:table-count="0" meta:image-count="0" meta:object-count="0" meta:page-count="4" meta:paragraph-count="141" meta:word-count="484" meta:character-count="3931" meta:non-whitespace-character-count="3131"/>
  </office:meta>
</office:document-meta>
</file>